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37e" officeooo:paragraph-rsid="0016137e"/>
    </style:style>
    <style:style style:name="P2" style:family="paragraph" style:parent-style-name="Standard">
      <style:text-properties officeooo:rsid="0016137e" officeooo:paragraph-rsid="001ab5f6"/>
    </style:style>
    <style:style style:name="P3" style:family="paragraph" style:parent-style-name="Standard">
      <style:text-properties officeooo:rsid="0016137e" officeooo:paragraph-rsid="001dc0fd"/>
    </style:style>
    <style:style style:name="P4" style:family="paragraph" style:parent-style-name="Standard">
      <style:text-properties fo:font-size="36pt" officeooo:rsid="0016137e" officeooo:paragraph-rsid="0016137e" style:font-size-asian="36pt" style:font-size-complex="36pt"/>
    </style:style>
    <style:style style:name="P5" style:family="paragraph" style:parent-style-name="Standard">
      <style:text-properties fo:font-size="12pt" style:text-underline-style="none" officeooo:rsid="00174792" officeooo:paragraph-rsid="00174792" style:font-size-asian="12pt" style:font-size-complex="12pt"/>
    </style:style>
    <style:style style:name="P6" style:family="paragraph" style:parent-style-name="Standard">
      <style:text-properties fo:font-size="12pt" style:text-underline-style="none" officeooo:rsid="00196534" officeooo:paragraph-rsid="00196534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96534" officeooo:paragraph-rsid="001ad6aa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1bb2c6" officeooo:paragraph-rsid="001bb2c6" style:font-size-asian="10.5pt" style:font-size-complex="12pt"/>
    </style:style>
    <style:style style:name="P9" style:family="paragraph" style:parent-style-name="Standard">
      <style:text-properties fo:font-size="12pt" style:text-underline-style="solid" style:text-underline-width="auto" style:text-underline-color="font-color" officeooo:rsid="00174792" officeooo:paragraph-rsid="00174792" style:font-size-asian="12pt" style:font-size-complex="12pt"/>
    </style:style>
    <style:style style:name="P10" style:family="paragraph" style:parent-style-name="Standard">
      <style:text-properties fo:font-size="28pt" style:text-underline-style="solid" style:text-underline-width="auto" style:text-underline-color="font-color" officeooo:rsid="00174792" officeooo:paragraph-rsid="0016137e" style:font-size-asian="28pt" style:font-size-complex="28pt"/>
    </style:style>
    <style:style style:name="P11" style:family="paragraph" style:parent-style-name="Standard">
      <style:text-properties fo:font-size="28pt" style:text-underline-style="solid" style:text-underline-width="auto" style:text-underline-color="font-color" officeooo:rsid="00196534" officeooo:paragraph-rsid="00174792" style:font-size-asian="28pt" style:font-size-complex="28pt"/>
    </style:style>
    <style:style style:name="P12" style:family="paragraph" style:parent-style-name="Standard">
      <style:text-properties fo:font-size="28pt" style:text-underline-style="none" officeooo:rsid="001bb2c6" officeooo:paragraph-rsid="001ad6aa" style:font-size-asian="28pt" style:font-size-complex="28pt"/>
    </style:style>
    <style:style style:name="P13" style:family="paragraph" style:parent-style-name="Standard">
      <style:text-properties officeooo:rsid="001dc0fd" officeooo:paragraph-rsid="001dc0fd"/>
    </style:style>
    <style:style style:name="P14" style:family="paragraph" style:parent-style-name="Standard">
      <style:text-properties style:text-underline-style="none" officeooo:rsid="001dc0fd" officeooo:paragraph-rsid="001dc0fd"/>
    </style:style>
    <style:style style:name="P15" style:family="paragraph" style:parent-style-name="Standard">
      <style:text-properties style:text-underline-style="solid" style:text-underline-width="auto" style:text-underline-color="font-color" officeooo:rsid="0016137e" officeooo:paragraph-rsid="001dc0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text-underline-style="solid" style:text-underline-width="auto" style:text-underline-color="font-color" officeooo:rsid="00174792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officeooo:rsid="00196534" style:font-size-asian="28pt" style:font-size-complex="28pt"/>
    </style:style>
    <style:style style:name="T5" style:family="text">
      <style:text-properties fo:font-size="28pt" style:text-underline-style="solid" style:text-underline-width="auto" style:text-underline-color="font-color" officeooo:rsid="001bb2c6" style:font-size-asian="28pt" style:font-size-complex="28pt"/>
    </style:style>
    <style:style style:name="T6" style:family="text">
      <style:text-properties fo:font-size="28pt" style:text-underline-style="solid" style:text-underline-width="auto" style:text-underline-color="font-color" officeooo:rsid="001dc0fd" style:font-size-asian="28pt" style:font-size-complex="28pt"/>
    </style:style>
    <style:style style:name="T7" style:family="text">
      <style:text-properties fo:font-size="28pt" style:text-underline-style="none" officeooo:rsid="00174792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2">17P-6069</text:span></text:p>
      <text:p text:style-name="P4"><text:tab/><text:tab/>Usama Bin Haider</text:p>
      <text:p text:style-name="P4"><text:tab/><text:tab/>CS-B</text:p>
      <text:p text:style-name="P4"><text:tab/><text:tab/><text:tab/></text:p>
      <text:p text:style-name="P4"><text:tab/><text:tab/><text:tab/><text:span text:style-name="T1">Q No:1</text:span></text:p>
      <text:p text:style-name="P1"/>
      <text:p text:style-name="P1"/>
      <text:p text:style-name="P1">counter = 0</text:p>
      <text:p text:style-name="P1">counter1=0</text:p>
      <text:p text:style-name="P1">for i in (1,2,3,4,5,6):</text:p>
      <text:p text:style-name="P1"><text:s text:c="4"/>if i%2==0:</text:p>
      <text:p text:style-name="P1"><text:s text:c="8"/>counter += 1</text:p>
      <text:p text:style-name="P1"><text:s text:c="4"/>else:</text:p>
      <text:p text:style-name="P1"><text:s text:c="8"/>counter1 += 1</text:p>
      <text:p text:style-name="P1">print "Numbers of even:",counter</text:p>
      <text:p text:style-name="P3">print "Numbers of odd:" ,counter1 </text:p>
      <text:p text:style-name="P3"/>
      <text:p text:style-name="P3"/>
      <text:p text:style-name="P3"/>
      <text:p text:style-name="P3"><text:tab/><text:tab/><text:tab/><text:span text:style-name="T6">Q No:2</text:span><text:span text:style-name="T1"> <text:s/></text:span></text:p>
      <text:p text:style-name="P15"/>
      <text:p text:style-name="P15"/>
      <text:p text:style-name="P14">name=raw_input("Enter a word:")</text:p>
      <text:p text:style-name="P14">for i in range(len(name)):</text:p>
      <text:p text:style-name="P14"><text:s text:c="4"/>if i%2==0:</text:p>
      <text:p text:style-name="P14"><text:s text:c="8"/>print name[i].upper()</text:p>
      <text:p text:style-name="P14"><text:s text:c="4"/>else:</text:p>
      <text:p text:style-name="P14"><text:s text:c="8"/>print name[i].lower()</text:p>
      <text:p text:style-name="P1"><text:s text:c="8"/></text:p>
      <text:p text:style-name="P1"><text:s text:c="8"/><text:tab/><text:tab/><text:tab/></text:p>
      <text:p text:style-name="P13"><text:s text:c="5"/></text:p>
      <text:p text:style-name="P2"><text:tab/><text:tab/><text:tab/></text:p>
      <text:p text:style-name="P2"><text:span text:style-name="T7"><text:tab/><text:tab/><text:tab/></text:span><text:span text:style-name="T3">Q No : 3</text:span></text:p>
      <text:p text:style-name="P10"/>
      <text:p text:style-name="P10"/>
      <text:p text:style-name="P5">import random</text:p>
      <text:p text:style-name="P5">target_num, guess_num = random.randint(1, 10), 0</text:p>
      <text:p text:style-name="P5"><text:soft-page-break/>while target_num != guess_num:</text:p>
      <text:p text:style-name="P5"><text:s text:c="4"/>guess_num = input('Guess a number <text:s/>: ')</text:p>
      <text:p text:style-name="P5">print('Well guessed!')</text:p>
      <text:p text:style-name="P9"/>
      <text:p text:style-name="P9"/>
      <text:p text:style-name="P9"/>
      <text:p text:style-name="P5"><text:tab/><text:tab/><text:tab/><text:span text:style-name="T4">Q No : 4</text:span></text:p>
      <text:p text:style-name="P11"/>
      <text:p text:style-name="P6">var = 0,1,2,3,4,5</text:p>
      <text:p text:style-name="P6">for i in var:</text:p>
      <text:p text:style-name="P6"><text:s text:c="4"/>if i == 2: </text:p>
      <text:p text:style-name="P6"><text:s text:c="8"/>continue</text:p>
      <text:p text:style-name="P6"><text:s text:c="4"/>elif i == 4:</text:p>
      <text:p text:style-name="P6"><text:s text:c="8"/>continue</text:p>
      <text:p text:style-name="P6"><text:s text:c="4"/>else:</text:p>
      <text:p text:style-name="P7"><text:s text:c="8"/>print i <text:s/></text:p>
      <text:p text:style-name="P7"/>
      <text:p text:style-name="P7"><text:tab/></text:p>
      <text:p text:style-name="P7"><text:tab/><text:tab/><text:tab/><text:span text:style-name="T5">Q No: 5</text:span></text:p>
      <text:p text:style-name="P12"/>
      <text:p text:style-name="P12"/>
      <text:p text:style-name="P8">for i in range(1,6,1):</text:p>
      <text:p text:style-name="P8"><text:s text:c="4"/>print '* '* i</text:p>
      <text:p text:style-name="P8">for j in range(4,0,-1):</text:p>
      <text:p text:style-name="P8"><text:s text:c="4"/>print '* ' * j</text:p>
      <text:p text:style-name="P8"><text:s text:c="4"/></text:p>
      <text:p text:style-name="P7"><text:tab/><text:tab/><text:tab/></text:p>
      <text:p text:style-name="P7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4:01:15.029840596</meta:creation-date>
    <dc:date>2018-02-16T15:34:53.550645377</dc:date>
    <meta:editing-duration>PT1H6M5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18" meta:character-count="794" meta:non-whitespace-character-count="551"/>
  </office:meta>
</office:document-meta>
</file>